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99in"/>
    </style:style>
    <style:style style:name="co2" style:family="table-column">
      <style:table-column-properties fo:break-before="auto" style:column-width="1.29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3228in"/>
    </style:style>
    <style:style style:name="co6" style:family="table-column">
      <style:table-column-properties fo:break-before="auto" style:column-width="2.6654in"/>
    </style:style>
    <style:style style:name="co7" style:family="table-column">
      <style:table-column-properties fo:break-before="auto" style:column-width="0.7047in"/>
    </style:style>
    <style:style style:name="co8" style:family="table-column">
      <style:table-column-properties fo:break-before="auto" style:column-width="3.3091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1.5319in"/>
    </style:style>
    <style:style style:name="co12" style:family="table-column">
      <style:table-column-properties fo:break-before="auto" style:column-width="1.3571in"/>
    </style:style>
    <style:style style:name="co13" style:family="table-column">
      <style:table-column-properties fo:break-before="auto" style:column-width="1.7661in"/>
    </style:style>
    <style:style style:name="co14" style:family="table-column">
      <style:table-column-properties fo:break-before="auto" style:column-width="1.5827in"/>
    </style:style>
    <style:style style:name="co15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f00" fo:border-left="0.99pt solid #000000" fo:border-right="none" fo:border-top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ackground-color="#ffff00" fo:border-left="none" fo:border-right="none" fo:border-top="0.99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99pt solid #000000" fo:background-color="#ffff00" fo:border-left="none" fo:border-right="0.99pt solid #000000" fo:border-top="0.99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orithms and scor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op similar = 30</text:p>
          </table:table-cell>
          <table:table-cell/>
        </table:table-row>
        <table:table-row table:style-name="ro1">
          <table:table-cell office:value-type="string" calcext:value-type="string">
            <text:p>Worse grade is Top similar * 2</text:p>
          </table:table-cell>
          <table:table-cell/>
        </table:table-row>
        <table:table-row table:style-name="ro1">
          <table:table-cell office:value-type="string" calcext:value-type="string">
            <text:p>Best grade is 1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Score</text:p>
          </table:table-cell>
        </table:table-row>
        <table:table-row table:style-name="ro1">
          <table:table-cell table:style-name="Default" office:value-type="string" calcext:value-type="string">
            <text:p>Basic Tf</text:p>
          </table:table-cell>
          <table:table-cell table:style-name="Default" office:value-type="float" office:value="570" calcext:value-type="float">
            <text:p>570</text:p>
          </table:table-cell>
        </table:table-row>
      </table:table>
      <table:table table:name="Sheet1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row table:style-name="ro2">
          <table:table-cell table:style-name="ce7" office:value-type="string" calcext:value-type="string">
            <text:p>Text preprocessing type</text:p>
          </table:table-cell>
          <table:table-cell table:style-name="ce7" office:value-type="string" calcext:value-type="string">
            <text:p>File</text:p>
          </table:table-cell>
          <table:table-cell table:style-name="ce8" office:value-type="string" calcext:value-type="string">
            <text:p>Question basic</text:p>
          </table:table-cell>
          <table:table-cell table:style-name="ce8" office:value-type="string" calcext:value-type="string">
            <text:p>Variation</text:p>
          </table:table-cell>
          <table:table-cell table:style-name="ce8" office:value-type="string" calcext:value-type="string">
            <text:p>Question variation</text:p>
          </table:table-cell>
          <table:table-cell table:style-name="ce8" office:value-type="string" calcext:value-type="string">
            <text:p>Appear in </text:p>
            <text:p>20 similar</text:p>
          </table:table-cell>
          <table:table-cell table:style-name="ce8" office:value-type="string" calcext:value-type="string">
            <text:p>Num </text:p>
          </table:table-cell>
          <table:table-cell table:style-name="ce8" office:value-type="string" calcext:value-type="string">
            <text:p>Cosine distance from</text:p>
          </table:table-cell>
          <table:table-cell table:style-name="ce8" office:value-type="string" calcext:value-type="string">
            <text:p>Cosine distance to</text:p>
          </table:table-cell>
          <table:table-cell table:style-name="ce8" office:value-type="string" calcext:value-type="string">
            <text:p>Manhattan distance from</text:p>
          </table:table-cell>
          <table:table-cell table:style-name="ce8" office:value-type="string" calcext:value-type="string">
            <text:p>Manhattan distance to</text:p>
          </table:table-cell>
          <table:table-cell table:style-name="ce12" office:value-type="string" calcext:value-type="string">
            <text:p>Euclidean distance</text:p>
          </table:table-cell>
        </table:table-row>
        <table:table-row table:style-name="ro3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What Is The Comprehensive Life Insurance To Buy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Comprehensive Life Insurance To Purchase?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What Is The Best Life Insurance To Buy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What Is The Most Outstanding Guarantee To Purchase?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No</text:p>
          </table:table-cell>
          <table:table-cell office:value-type="string" calcext:value-type="string">
            <text:p><text:s/>-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/>
          <table:table-cell/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/>
          <table:table-cell table:number-columns-repeated="3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How Much Does A Whole Life Insurance Policy Usually Cost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What Is The Typically Price Of Whole Life Insurance Policy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4" table:visibility="filter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office:value-type="string" calcext:value-type="string">
            <text:p>How Much Does A Whole Life Insurance Policy Typically Cost?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At What Price Could Life Insurance Be Bought?</text:p>
          </table:table-cell>
          <table:table-cell table:style-name="ce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932218134403229" calcext:value-type="float">
            <text:p>0.932218134403229</text:p>
          </table:table-cell>
          <table:table-cell table:style-name="ce4" office:value-type="float" office:value="0.870202243328095" calcext:value-type="float">
            <text:p>0.8702022433280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931308269500732" calcext:value-type="float">
            <text:p>0.931308269500732</text:p>
          </table:table-cell>
          <table:table-cell table:style-name="ce4" office:value-type="float" office:value="0.85378098487854" calcext:value-type="float">
            <text:p>0.853780984878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gensim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759359180927277" calcext:value-type="float">
            <text:p>0.759359180927277</text:p>
          </table:table-cell>
          <table:table-cell table:style-name="ce4" office:value-type="float" office:value="0.681267201900482" calcext:value-type="float">
            <text:p>0.681267201900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37833249568939" calcext:value-type="float">
            <text:p>0.9378332495689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932218134403229" calcext:value-type="float">
            <text:p>0.932218134403229</text:p>
          </table:table-cell>
          <table:table-cell office:value-type="float" office:value="0.887414634227753" calcext:value-type="float">
            <text:p>0.8874146342277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0.931308269500732" calcext:value-type="float">
            <text:p>0.931308269500732</text:p>
          </table:table-cell>
          <table:table-cell office:value-type="float" office:value="0.871734082698822" calcext:value-type="float">
            <text:p>0.8717340826988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ensim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0.759359180927277" calcext:value-type="float">
            <text:p>0.759359180927277</text:p>
          </table:table-cell>
          <table:table-cell office:value-type="float" office:value="0.699831426143646" calcext:value-type="float">
            <text:p>0.699831426143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1783725737273" calcext:value-type="float">
            <text:p>0.8017837257372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0.875" calcext:value-type="float">
            <text:p>0.875</text:p>
          </table:table-cell>
          <table:table-cell office:value-type="float" office:value="0.707106781186547" calcext:value-type="float">
            <text:p>0.7071067811865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875" calcext:value-type="float">
            <text:p>0.875</text:p>
          </table:table-cell>
          <table:table-cell office:value-type="float" office:value="0.670820393249937" calcext:value-type="float">
            <text:p>0.6708203932499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</text:p>
          </table:table-cell>
          <table:table-cell office:value-type="string" calcext:value-type="string">
            <text:p>T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ensorious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668153104781061" calcext:value-type="float">
            <text:p>0.668153104781061</text:p>
          </table:table-cell>
          <table:table-cell office:value-type="float" office:value="0.50709255283711" calcext:value-type="float">
            <text:p>0.50709255283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6681497663968" calcext:value-type="float">
            <text:p>0.6966814976639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0.704081029858772" calcext:value-type="float">
            <text:p>0.704081029858772</text:p>
          </table:table-cell>
          <table:table-cell office:value-type="float" office:value="0.468580303530282" calcext:value-type="float">
            <text:p>0.468580303530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c TfIdf</text:p>
          </table:table-cell>
          <table:table-cell office:value-type="string" calcext:value-type="string">
            <text:p>TfIdf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ensorious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lemma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D Tree + steming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Basic</text:p>
          </table:table-cell>
          <table:table-cell table:style-name="Default" office:value-type="string" calcext:value-type="string">
            <text:p><text:s/>-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First</text:p>
          </table:table-cell>
          <table:table-cell table:style-name="ce3" office:value-type="string" calcext:value-type="string">
            <text:p>Who Should Buy Critical Illness Insurance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Critical Illness Insurance should be go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KD Tree + sum</text:p>
          </table:table-cell>
          <table:table-cell office:value-type="string" calcext:value-type="string">
            <text:p>Gensim_highRecall</text:p>
          </table:table-cell>
          <table:table-cell table:style-name="Default" office:value-type="string" calcext:value-type="string">
            <text:p>Who Should Get Critical Illness Insurance? </text:p>
          </table:table-cell>
          <table:table-cell table:style-name="ce3" office:value-type="string" calcext:value-type="string">
            <text:p>Third</text:p>
          </table:table-cell>
          <table:table-cell office:value-type="string" calcext:value-type="string">
            <text:p>Critical Illness Insurance Should Be Bought By Who?</text:p>
          </table:table-cell>
          <table:table-cell table:style-name="ce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-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Sheet1.A1:Sheet1.L97" table:display-filter-buttons="true" table:orientation="column">
          <table:filter>
            <table:filter-and>
              <table:filter-condition table:field-number="2" table:value="Who Should Get Critical Illness Insurance? 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8:23:07.2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5T10:12:43.798000000</meta:creation-date>
    <dc:date>2021-09-14T07:54:28.974000000</dc:date>
    <meta:editing-duration>P1DT20H33M41S</meta:editing-duration>
    <meta:editing-cycles>43</meta:editing-cycles>
    <meta:generator>LibreOffice/7.1.3.2$Windows_X86_64 LibreOffice_project/47f78053abe362b9384784d31a6e56f8511eb1c1</meta:generator>
    <meta:document-statistic meta:table-count="2" meta:cell-count="832" meta:object-count="0"/>
  </office:meta>
</office:document-meta>
</file>